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 fo:font-style="normal" fo:font-weight="normal"/>
    </style:style>
    <style:style style:name="P2" style:family="paragraph" style:parent-style-name="Preformatted_20_Text">
      <style:paragraph-properties fo:orphans="2" fo:widows="2"/>
    </style:style>
    <style:style style:name="P3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4" style:family="paragraph" style:parent-style-name="Preformatted_20_Text">
      <style:paragraph-properties fo:margin-top="0in" fo:margin-bottom="0.1965in" style:contextual-spacing="false" fo:orphans="2" fo:widows="2"/>
      <style:text-properties fo:font-variant="normal" fo:text-transform="none" fo:color="#000000" loext:opacity="100%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0310_Dealer_schedule</text:p>
      <text:p text:style-name="P1">05:00:00 AM Billy Jones</text:p>
      <text:p text:style-name="P1">08:00:00 AM Billy Jones</text:p>
      <text:p text:style-name="P1">02:00:00 PM Billy Jones</text:p>
      <text:p text:style-name="P1">08:00:00 PM Billy Jones</text:p>
      <text:p text:style-name="P1">11:00:00 PM Billy Jones</text:p>
      <text:p text:style-name="P1">0312_Dealer_schedule</text:p>
      <text:p text:style-name="P1">05:00:00 AM Billy Jones</text:p>
      <text:p text:style-name="P1">08:00:00 AM Billy Jones</text:p>
      <text:p text:style-name="P1">02:00:00 PM Billy Jones</text:p>
      <text:p text:style-name="P1">08:00:00 PM Billy Jones</text:p>
      <text:p text:style-name="P1">11:00:00 PM Billy Jones</text:p>
      <text:p text:style-name="P1">0315_Dealer_schedule</text:p>
      <text:p text:style-name="P1">05:00:00 AM Billy Jones</text:p>
      <text:p text:style-name="P1">08:00:00 AM Billy Jones</text:p>
      <text:p text:style-name="P1">02:00:00 PM Billy Jones</text:p>
      <text:p text:style-name="P2"/>
      <text:p text:style-name="P1">The dealer working during all the days/times of losses is Billy Jones.</text:p>
      <text:p text:style-name="P2"/>
      <text:p text:style-name="P1">grep "Billy" Dealers_working_during_losses | wc -l &gt;&gt; Dealers_working_during_losses</text:p>
      <text:p text:style-name="P2"/>
      <text:p text:style-name="P4">13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4T08:45:54.621000000</meta:creation-date>
    <dc:date>2021-06-24T08:50:22.037000000</dc:date>
    <meta:editing-duration>PT4M27S</meta:editing-duration>
    <meta:editing-cycles>1</meta:editing-cycles>
    <meta:document-statistic meta:table-count="0" meta:image-count="0" meta:object-count="0" meta:page-count="1" meta:paragraph-count="19" meta:word-count="76" meta:character-count="514" meta:non-whitespace-character-count="457"/>
    <meta:generator>LibreOffice/7.1.3.2$Windows_X86_64 LibreOffice_project/47f78053abe362b9384784d31a6e56f8511eb1c1</meta:generator>
  </office:meta>
</office:document-meta>
</file>